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2:Tabelle1.A9 Tabelle1.C1:Tabelle1.C1 Tabelle1.C2:Tabelle1.C9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31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3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2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>
        <table:shapes>
          <draw:frame draw:z-index="0" draw:style-name="gr1" draw:text-style-name="P1" svg:width="15.997cm" svg:height="9.005cm" svg:x="34.61cm" svg:y="0.372cm">
            <draw:object draw:notify-on-update-of-ranges="Tabelle2.D2:Tabelle2.D20 Tabelle2.F1:Tabelle2.F1 Tabelle2.F2:Tabelle2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7.759cm" svg:y="10.173cm">
            <draw:object draw:notify-on-update-of-ranges="Tabelle2.C2:Tabelle2.C20 Tabelle2.F1:Tabelle2.F1 Tabelle2.F2:Tabelle2.F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7cm" svg:height="9.004cm" svg:x="17.814cm" svg:y="0.08cm">
            <draw:object draw:notify-on-update-of-ranges="Tabelle2.D2:Tabelle2.D20 Tabelle2.E1:Tabelle2.E1 Tabelle2.E2:Tabelle2.E20 Tabelle2.D2:Tabelle2.D20 Tabelle2.F1:Tabelle2.F1 Tabelle2.F2:Tabelle2.F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-ADC</text:p>
          </table:table-cell>
          <table:table-cell office:value-type="string" calcext:value-type="string">
            <text:p>f (kHz)</text:p>
          </table:table-cell>
          <table:table-cell office:value-type="string" calcext:value-type="string">
            <text:p>l(f)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585" calcext:value-type="float">
            <text:p>3585</text:p>
          </table:table-cell>
          <table:table-cell table:formula="of:=4096-[.B2]" office:value-type="float" office:value="511" calcext:value-type="float">
            <text:p>511</text:p>
          </table:table-cell>
          <table:table-cell office:value-type="float" office:value="2.04" calcext:value-type="float">
            <text:p>2,04</text:p>
          </table:table-cell>
          <table:table-cell table:formula="of:=[.$E$24]*POWER([.$E$25];[.D2])+[.$E$26]" office:value-type="float" office:value="166.000803913105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formula="of:=ABS([.F2]-[.E2])" office:value-type="float" office:value="0.0008039131053863" calcext:value-type="float">
            <text:p>0,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24" calcext:value-type="float">
            <text:p>2824</text:p>
          </table:table-cell>
          <table:table-cell table:formula="of:=4096-[.B3]" office:value-type="float" office:value="1272" calcext:value-type="float">
            <text:p>1272</text:p>
          </table:table-cell>
          <table:table-cell office:value-type="float" office:value="2.6" calcext:value-type="float">
            <text:p>2,60</text:p>
          </table:table-cell>
          <table:table-cell table:formula="of:=[.$E$24]*POWER([.$E$25];[.D3])+[.$E$26]" office:value-type="float" office:value="270.786311792414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table:formula="of:=ABS([.F3]-[.E3])" office:value-type="float" office:value="29.7863117924143" calcext:value-type="float">
            <text:p>29,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42" calcext:value-type="float">
            <text:p>2042</text:p>
          </table:table-cell>
          <table:table-cell table:formula="of:=4096-[.B4]" office:value-type="float" office:value="2054" calcext:value-type="float">
            <text:p>2054</text:p>
          </table:table-cell>
          <table:table-cell office:value-type="float" office:value="3.11" calcext:value-type="float">
            <text:p>3,11</text:p>
          </table:table-cell>
          <table:table-cell table:formula="of:=[.$E$24]*POWER([.$E$25];[.D4])+[.$E$26]" office:value-type="float" office:value="397.84882501484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table:formula="of:=ABS([.F4]-[.E4])" office:value-type="float" office:value="33.8488250148483" calcext:value-type="float">
            <text:p>33,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2" calcext:value-type="float">
            <text:p>1392</text:p>
          </table:table-cell>
          <table:table-cell table:formula="of:=4096-[.B5]" office:value-type="float" office:value="2704" calcext:value-type="float">
            <text:p>2704</text:p>
          </table:table-cell>
          <table:table-cell office:value-type="float" office:value="3.52" calcext:value-type="float">
            <text:p>3,52</text:p>
          </table:table-cell>
          <table:table-cell table:formula="of:=[.$E$24]*POWER([.$E$25];[.D5])+[.$E$26]" office:value-type="float" office:value="528.434613381949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table:formula="of:=ABS([.F5]-[.E5])" office:value-type="float" office:value="22.4346133819488" calcext:value-type="float">
            <text:p>22,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80" calcext:value-type="float">
            <text:p>1180</text:p>
          </table:table-cell>
          <table:table-cell table:formula="of:=4096-[.B6]" office:value-type="float" office:value="2916" calcext:value-type="float">
            <text:p>2916</text:p>
          </table:table-cell>
          <table:table-cell office:value-type="float" office:value="3.78" calcext:value-type="float">
            <text:p>3,78</text:p>
          </table:table-cell>
          <table:table-cell table:formula="of:=[.$E$24]*POWER([.$E$25];[.D6])+[.$E$26]" office:value-type="float" office:value="627.424487831589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table:formula="of:=ABS([.F6]-[.E6])" office:value-type="float" office:value="26.4244878315891" calcext:value-type="float">
            <text:p>26,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4096-[.B7]" office:value-type="float" office:value="3016" calcext:value-type="float">
            <text:p>3016</text:p>
          </table:table-cell>
          <table:table-cell office:value-type="float" office:value="4.09" calcext:value-type="float">
            <text:p>4,09</text:p>
          </table:table-cell>
          <table:table-cell table:formula="of:=[.$E$24]*POWER([.$E$25];[.D7])+[.$E$26]" office:value-type="float" office:value="764.99000253054" calcext:value-type="float">
            <text:p>765</text:p>
          </table:table-cell>
          <table:table-cell office:value-type="float" office:value="748" calcext:value-type="float">
            <text:p>748</text:p>
          </table:table-cell>
          <table:table-cell table:formula="of:=ABS([.F7]-[.E7])" office:value-type="float" office:value="16.9900025305404" calcext:value-type="float">
            <text:p>16,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3" calcext:value-type="float">
            <text:p>1043</text:p>
          </table:table-cell>
          <table:table-cell table:formula="of:=4096-[.B8]" office:value-type="float" office:value="3053" calcext:value-type="float">
            <text:p>3053</text:p>
          </table:table-cell>
          <table:table-cell office:value-type="float" office:value="4.28" calcext:value-type="float">
            <text:p>4,28</text:p>
          </table:table-cell>
          <table:table-cell table:formula="of:=[.$E$24]*POWER([.$E$25];[.D8])+[.$E$26]" office:value-type="float" office:value="861.332802429949" calcext:value-type="float">
            <text:p>861</text:p>
          </table:table-cell>
          <table:table-cell office:value-type="float" office:value="852" calcext:value-type="float">
            <text:p>852</text:p>
          </table:table-cell>
          <table:table-cell table:formula="of:=ABS([.F8]-[.E8])" office:value-type="float" office:value="9.33280242994931" calcext:value-type="float">
            <text:p>9,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  <table:table-cell table:formula="of:=4096-[.B9]" office:value-type="float" office:value="3078" calcext:value-type="float">
            <text:p>3078</text:p>
          </table:table-cell>
          <table:table-cell office:value-type="float" office:value="4.41" calcext:value-type="float">
            <text:p>4,41</text:p>
          </table:table-cell>
          <table:table-cell table:formula="of:=[.$E$24]*POWER([.$E$25];[.D9])+[.$E$26]" office:value-type="float" office:value="933.141372418904" calcext:value-type="float">
            <text:p>933</text:p>
          </table:table-cell>
          <table:table-cell office:value-type="float" office:value="928" calcext:value-type="float">
            <text:p>928</text:p>
          </table:table-cell>
          <table:table-cell table:formula="of:=ABS([.F9]-[.E9])" office:value-type="float" office:value="5.14137241890353" calcext:value-type="float">
            <text:p>5,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94" calcext:value-type="float">
            <text:p>994</text:p>
          </table:table-cell>
          <table:table-cell table:formula="of:=4096-[.B10]" office:value-type="float" office:value="3102" calcext:value-type="float">
            <text:p>3102</text:p>
          </table:table-cell>
          <table:table-cell office:value-type="float" office:value="4.62" calcext:value-type="float">
            <text:p>4,62</text:p>
          </table:table-cell>
          <table:table-cell table:formula="of:=[.$E$24]*POWER([.$E$25];[.D10])+[.$E$26]" office:value-type="float" office:value="1060.25442839807" calcext:value-type="float">
            <text:p>1.060</text:p>
          </table:table-cell>
          <table:table-cell office:value-type="float" office:value="1050" calcext:value-type="float">
            <text:p>1050</text:p>
          </table:table-cell>
          <table:table-cell table:formula="of:=ABS([.F10]-[.E10])" office:value-type="float" office:value="10.2544283980699" calcext:value-type="float">
            <text:p>10,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9" calcext:value-type="float">
            <text:p>979</text:p>
          </table:table-cell>
          <table:table-cell table:formula="of:=4096-[.B11]" office:value-type="float" office:value="3117" calcext:value-type="float">
            <text:p>3117</text:p>
          </table:table-cell>
          <table:table-cell office:value-type="float" office:value="4.72" calcext:value-type="float">
            <text:p>4,72</text:p>
          </table:table-cell>
          <table:table-cell table:formula="of:=[.$E$24]*POWER([.$E$25];[.D11])+[.$E$26]" office:value-type="float" office:value="1126.00446292838" calcext:value-type="float">
            <text:p>1.126</text:p>
          </table:table-cell>
          <table:table-cell office:value-type="float" office:value="1126" calcext:value-type="float">
            <text:p>1126</text:p>
          </table:table-cell>
          <table:table-cell table:formula="of:=ABS([.F11]-[.E11])" office:value-type="float" office:value="0.00446292837614237" calcext:value-type="float">
            <text:p>0,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1" calcext:value-type="float">
            <text:p>961</text:p>
          </table:table-cell>
          <table:table-cell table:formula="of:=4096-[.B12]" office:value-type="float" office:value="3135" calcext:value-type="float">
            <text:p>3135</text:p>
          </table:table-cell>
          <table:table-cell office:value-type="float" office:value="4.9" calcext:value-type="float">
            <text:p>4,90</text:p>
          </table:table-cell>
          <table:table-cell table:formula="of:=[.$E$24]*POWER([.$E$25];[.D12])+[.$E$26]" office:value-type="float" office:value="1253.61715112992" calcext:value-type="float">
            <text:p>1.254</text:p>
          </table:table-cell>
          <table:table-cell office:value-type="float" office:value="1243" calcext:value-type="float">
            <text:p>1243</text:p>
          </table:table-cell>
          <table:table-cell table:formula="of:=ABS([.F12]-[.E12])" office:value-type="float" office:value="10.6171511299208" calcext:value-type="float">
            <text:p>10,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9" calcext:value-type="float">
            <text:p>949</text:p>
          </table:table-cell>
          <table:table-cell table:formula="of:=4096-[.B13]" office:value-type="float" office:value="3147" calcext:value-type="float">
            <text:p>3147</text:p>
          </table:table-cell>
          <table:table-cell office:value-type="float" office:value="5.05" calcext:value-type="float">
            <text:p>5,05</text:p>
          </table:table-cell>
          <table:table-cell table:formula="of:=[.$E$24]*POWER([.$E$25];[.D13])+[.$E$26]" office:value-type="float" office:value="1369.7868528728" calcext:value-type="float">
            <text:p>1.370</text:p>
          </table:table-cell>
          <table:table-cell office:value-type="float" office:value="1359" calcext:value-type="float">
            <text:p>1359</text:p>
          </table:table-cell>
          <table:table-cell table:formula="of:=ABS([.F13]-[.E13])" office:value-type="float" office:value="10.7868528727975" calcext:value-type="float">
            <text:p>10,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7" calcext:value-type="float">
            <text:p>937</text:p>
          </table:table-cell>
          <table:table-cell table:formula="of:=4096-[.B14]" office:value-type="float" office:value="3159" calcext:value-type="float">
            <text:p>3159</text:p>
          </table:table-cell>
          <table:table-cell office:value-type="float" office:value="5.2" calcext:value-type="float">
            <text:p>5,20</text:p>
          </table:table-cell>
          <table:table-cell table:formula="of:=[.$E$24]*POWER([.$E$25];[.D14])+[.$E$26]" office:value-type="float" office:value="1495.68834033108" calcext:value-type="float">
            <text:p>1.496</text:p>
          </table:table-cell>
          <table:table-cell office:value-type="float" office:value="1486" calcext:value-type="float">
            <text:p>1486</text:p>
          </table:table-cell>
          <table:table-cell table:formula="of:=ABS([.F14]-[.E14])" office:value-type="float" office:value="9.68834033107851" calcext:value-type="float">
            <text:p>9,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6" calcext:value-type="float">
            <text:p>926</text:p>
          </table:table-cell>
          <table:table-cell table:formula="of:=4096-[.B15]" office:value-type="float" office:value="3170" calcext:value-type="float">
            <text:p>3170</text:p>
          </table:table-cell>
          <table:table-cell office:value-type="float" office:value="5.33" calcext:value-type="float">
            <text:p>5,33</text:p>
          </table:table-cell>
          <table:table-cell table:formula="of:=[.$E$24]*POWER([.$E$25];[.D15])+[.$E$26]" office:value-type="float" office:value="1613.30330892351" calcext:value-type="float">
            <text:p>1.613</text:p>
          </table:table-cell>
          <table:table-cell office:value-type="float" office:value="1594" calcext:value-type="float">
            <text:p>1594</text:p>
          </table:table-cell>
          <table:table-cell table:formula="of:=ABS([.F15]-[.E15])" office:value-type="float" office:value="19.3033089235089" calcext:value-type="float">
            <text:p>19,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" calcext:value-type="float">
            <text:p>920</text:p>
          </table:table-cell>
          <table:table-cell table:formula="of:=4096-[.B16]" office:value-type="float" office:value="3176" calcext:value-type="float">
            <text:p>3176</text:p>
          </table:table-cell>
          <table:table-cell office:value-type="float" office:value="5.43" calcext:value-type="float">
            <text:p>5,43</text:p>
          </table:table-cell>
          <table:table-cell table:formula="of:=[.$E$24]*POWER([.$E$25];[.D16])+[.$E$26]" office:value-type="float" office:value="1709.52414418373" calcext:value-type="float">
            <text:p>1.710</text:p>
          </table:table-cell>
          <table:table-cell office:value-type="float" office:value="1688" calcext:value-type="float">
            <text:p>1688</text:p>
          </table:table-cell>
          <table:table-cell table:formula="of:=ABS([.F16]-[.E16])" office:value-type="float" office:value="21.5241441837327" calcext:value-type="float">
            <text:p>21,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5" calcext:value-type="float">
            <text:p>915</text:p>
          </table:table-cell>
          <table:table-cell table:formula="of:=4096-[.B17]" office:value-type="float" office:value="3181" calcext:value-type="float">
            <text:p>3181</text:p>
          </table:table-cell>
          <table:table-cell office:value-type="float" office:value="5.49" calcext:value-type="float">
            <text:p>5,49</text:p>
          </table:table-cell>
          <table:table-cell table:formula="of:=[.$E$24]*POWER([.$E$25];[.D17])+[.$E$26]" office:value-type="float" office:value="1769.78296865195" calcext:value-type="float">
            <text:p>1.770</text:p>
          </table:table-cell>
          <table:table-cell office:value-type="float" office:value="1748" calcext:value-type="float">
            <text:p>1748</text:p>
          </table:table-cell>
          <table:table-cell table:formula="of:=ABS([.F17]-[.E17])" office:value-type="float" office:value="21.7829686519519" calcext:value-type="float">
            <text:p>21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9" calcext:value-type="float">
            <text:p>909</text:p>
          </table:table-cell>
          <table:table-cell table:formula="of:=4096-[.B18]" office:value-type="float" office:value="3187" calcext:value-type="float">
            <text:p>3187</text:p>
          </table:table-cell>
          <table:table-cell office:value-type="float" office:value="5.58" calcext:value-type="float">
            <text:p>5,58</text:p>
          </table:table-cell>
          <table:table-cell table:formula="of:=[.$E$24]*POWER([.$E$25];[.D18])+[.$E$26]" office:value-type="float" office:value="1863.88615507426" calcext:value-type="float">
            <text:p>1.864</text:p>
          </table:table-cell>
          <table:table-cell office:value-type="float" office:value="1832" calcext:value-type="float">
            <text:p>1832</text:p>
          </table:table-cell>
          <table:table-cell table:formula="of:=ABS([.F18]-[.E18])" office:value-type="float" office:value="31.8861550742567" calcext:value-type="float">
            <text:p>31,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0" calcext:value-type="float">
            <text:p>900</text:p>
          </table:table-cell>
          <table:table-cell table:formula="of:=4096-[.B19]" office:value-type="float" office:value="3196" calcext:value-type="float">
            <text:p>3196</text:p>
          </table:table-cell>
          <table:table-cell office:value-type="float" office:value="5.7" calcext:value-type="float">
            <text:p>5,70</text:p>
          </table:table-cell>
          <table:table-cell table:formula="of:=[.$E$24]*POWER([.$E$25];[.D19])+[.$E$26]" office:value-type="float" office:value="1996.63551817921" calcext:value-type="float">
            <text:p>1.997</text:p>
          </table:table-cell>
          <table:table-cell office:value-type="float" office:value="1970" calcext:value-type="float">
            <text:p>1970</text:p>
          </table:table-cell>
          <table:table-cell table:formula="of:=ABS([.F19]-[.E19])" office:value-type="float" office:value="26.6355181792067" calcext:value-type="float">
            <text:p>26,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6" calcext:value-type="float">
            <text:p>896</text:p>
          </table:table-cell>
          <table:table-cell table:formula="of:=4096-[.B20]" office:value-type="float" office:value="3200" calcext:value-type="float">
            <text:p>3200</text:p>
          </table:table-cell>
          <table:table-cell office:value-type="float" office:value="5.78" calcext:value-type="float">
            <text:p>5,78</text:p>
          </table:table-cell>
          <table:table-cell table:formula="of:=[.$E$24]*POWER([.$E$25];[.D20])+[.$E$26]" office:value-type="float" office:value="2090.00211745057" calcext:value-type="float">
            <text:p>2.090</text:p>
          </table:table-cell>
          <table:table-cell office:value-type="float" office:value="2090" calcext:value-type="float">
            <text:p>2090</text:p>
          </table:table-cell>
          <table:table-cell table:formula="of:=ABS([.F20]-[.E20])" office:value-type="float" office:value="0.0021174505682211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1.426" calcext:value-type="float">
            <text:p>1,43</text:p>
          </table:table-cell>
          <table:table-cell table:formula="of:=[.$E$24]*POWER([.$E$25];[.D21])+[.$E$26]" office:value-type="float" office:value="82.0766430387806" calcext:value-type="float">
            <text:p>8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float" office:value="100.158" calcext:value-type="float">
            <text:p>100,16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float" office:value="1.7097" calcext:value-type="float">
            <text:p>1,71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-133.117" calcext:value-type="float">
            <text:p>-133</text:p>
          </table:table-cell>
          <table:table-cell table:style-name="ce5"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15.999cm" svg:height="8.999cm" svg:x="15.492cm" svg:y="0.844cm">
            <draw:object draw:notify-on-update-of-ranges="Sheet3.A1:Sheet3.A1 Sheet3.A2:Sheet3.A16 Sheet3.B1:Sheet3.B1 Sheet3.B2:Sheet3.B16 Sheet3.A1:Sheet3.A1 Sheet3.A2:Sheet3.A16 Sheet3.C1:Sheet3.C1 Sheet3.C2:Sheet3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(f)</text:p>
          </table:table-cell>
          <table:table-cell table:number-columns-repeated="2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table:formula="of:=[.$E$24]*POWER([.$E$25];[.A2])+[.$E$26]" office:value-type="float" office:value="0.0107250150134917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63" calcext:value-type="float">
            <text:p>63</text:p>
          </table:table-cell>
          <table:table-cell table:formula="of:=[.$E$24]*POWER([.$E$25];[.A3])+[.$E$26]" office:value-type="float" office:value="69.1807715846565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90" calcext:value-type="float">
            <text:p>90</text:p>
          </table:table-cell>
          <table:table-cell table:formula="of:=[.$E$24]*POWER([.$E$25];[.A4])+[.$E$26]" office:value-type="float" office:value="96.473906811877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154" calcext:value-type="float">
            <text:p>154</text:p>
          </table:table-cell>
          <table:table-cell table:formula="of:=[.$E$24]*POWER([.$E$25];[.A5])+[.$E$26]" office:value-type="float" office:value="157.742100627681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235" calcext:value-type="float">
            <text:p>235</text:p>
          </table:table-cell>
          <table:table-cell table:formula="of:=[.$E$24]*POWER([.$E$25];[.A6])+[.$E$26]" office:value-type="float" office:value="235.33297915798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330" calcext:value-type="float">
            <text:p>330</text:p>
          </table:table-cell>
          <table:table-cell table:formula="of:=[.$E$24]*POWER([.$E$25];[.A7])+[.$E$26]" office:value-type="float" office:value="325.961262485743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442" calcext:value-type="float">
            <text:p>442</text:p>
          </table:table-cell>
          <table:table-cell table:formula="of:=[.$E$24]*POWER([.$E$25];[.A8])+[.$E$26]" office:value-type="float" office:value="442.010876256089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565" calcext:value-type="float">
            <text:p>565</text:p>
          </table:table-cell>
          <table:table-cell table:formula="of:=[.$E$24]*POWER([.$E$25];[.A9])+[.$E$26]" office:value-type="float" office:value="591.342497942512" calcext:value-type="float">
            <text:p>591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740" calcext:value-type="float">
            <text:p>740</text:p>
          </table:table-cell>
          <table:table-cell table:formula="of:=[.$E$24]*POWER([.$E$25];[.A10])+[.$E$26]" office:value-type="float" office:value="794.590223444487" calcext:value-type="float">
            <text:p>795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880" calcext:value-type="float">
            <text:p>880</text:p>
          </table:table-cell>
          <table:table-cell table:formula="of:=[.$E$24]*POWER([.$E$25];[.A11])+[.$E$26]" office:value-type="float" office:value="948.889589074757" calcext:value-type="float">
            <text:p>949</text:p>
          </table:table-cell>
          <table:table-cell table:number-columns-repeated="2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026" calcext:value-type="float">
            <text:p>1026</text:p>
          </table:table-cell>
          <table:table-cell table:formula="of:=[.$E$24]*POWER([.$E$25];[.A12])+[.$E$26]" office:value-type="float" office:value="1121.92720643643" calcext:value-type="float">
            <text:p>1.122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250" calcext:value-type="float">
            <text:p>1250</text:p>
          </table:table-cell>
          <table:table-cell table:formula="of:=[.$E$24]*POWER([.$E$25];[.A13])+[.$E$26]" office:value-type="float" office:value="1388.03972899676" calcext:value-type="float">
            <text:p>1.388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488" calcext:value-type="float">
            <text:p>1488</text:p>
          </table:table-cell>
          <table:table-cell table:formula="of:=[.$E$24]*POWER([.$E$25];[.A14])+[.$E$26]" office:value-type="float" office:value="1583.4744478978" calcext:value-type="float">
            <text:p>1.583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708" calcext:value-type="float">
            <text:p>1708</text:p>
          </table:table-cell>
          <table:table-cell table:formula="of:=[.$E$24]*POWER([.$E$25];[.A15])+[.$E$26]" office:value-type="float" office:value="1782.84372761016" calcext:value-type="float">
            <text:p>1.783</text:p>
          </table:table-cell>
          <table:table-cell table:number-columns-repeated="2"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880" calcext:value-type="float">
            <text:p>1880</text:p>
          </table:table-cell>
          <table:table-cell table:formula="of:=[.$E$24]*POWER([.$E$25];[.A16])+[.$E$26]" office:value-type="float" office:value="1879.95867052955" calcext:value-type="float">
            <text:p>1.880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float" office:value="66.46" calcext:value-type="float">
            <text:p>66,4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float" office:value="1.732" calcext:value-type="float">
            <text:p>1,7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5" office:value-type="float" office:value="-133.5" calcext:value-type="float">
            <text:p>-134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.00.0000</text:date>, <text:time style:data-style-name="N2" text:time-value="20:14:13.6581707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10-25T21:01:22.159402548</dc:date>
    <meta:editing-duration>P4DT16H46M</meta:editing-duration>
    <meta:editing-cycles>7</meta:editing-cycles>
    <meta:generator>LibreOffice/6.4.7.2$Linux_X86_64 LibreOffice_project/40$Build-2</meta:generator>
    <meta:document-statistic meta:table-count="3" meta:cell-count="27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2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2.D2:Tabelle2.D20 Tabelle2.F1:Tabelle2.F20" chart:data-source-has-labels="row" svg:x="0.319cm" svg:y="0.18cm" svg:width="13.46cm" svg:height="8.646cm">
          <chartooo:coordinate-region svg:x="1.311cm" svg:y="0.379cm" svg:width="12.1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F2:Tabelle2.F20" chart:label-cell-address="Tabelle2.F1:Tabelle2.F1" chart:class="chart:scatter">
            <chart:domain table:cell-range-address="Tabelle2.D2:Tabelle2.D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2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Tabelle2.D2:Tabelle2.F20 Tabelle2.E1:Tabelle2.F1" chart:data-source-has-labels="row" svg:x="0.319cm" svg:y="0.18cm" svg:width="13.46cm" svg:height="8.645cm">
          <chartooo:coordinate-region svg:x="1.311cm" svg:y="0.379cm" svg:width="12.1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E2:Tabelle2.E20" chart:label-cell-address="Tabelle2.E1:Tabelle2.E1" chart:class="chart:scatter">
            <chart:domain table:cell-range-address="Tabelle2.D2:Tabelle2.D20"/>
            <chart:data-point chart:repeated="19"/>
          </chart:series>
          <chart:series chart:style-name="ch8" chart:values-cell-range-address="Tabelle2.F2:Tabelle2.F20" chart:label-cell-address="Tabelle2.F1:Tabelle2.F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(f)</text:p>
                <draw:g>
                  <svg:desc>Tabelle2.E1:Tabelle2.E1</svg:desc>
                </draw:g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.000803913105">
                <text:p>166.000803913105</text:p>
                <draw:g>
                  <svg:desc>Tabelle2.E2:Tabelle2.E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70.786311792414">
                <text:p>270.7863117924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97.848825014848">
                <text:p>397.8488250148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28.434613381949">
                <text:p>528.43461338194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27.424487831589">
                <text:p>627.42448783158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64.99000253054">
                <text:p>764.990002530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61.332802429949">
                <text:p>861.33280242994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33.141372418904">
                <text:p>933.14137241890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60.25442839807">
                <text:p>1060.2544283980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.00446292838">
                <text:p>1126.0044629283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53.61715112992">
                <text:p>1253.6171511299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69.7868528728">
                <text:p>1369.786852872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95.68834033108">
                <text:p>1495.688340331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613.30330892351">
                <text:p>1613.3033089235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709.52414418373">
                <text:p>1709.5241441837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69.78296865195">
                <text:p>1769.7829686519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63.88615507426">
                <text:p>1863.88615507426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96.63551817921">
                <text:p>1996.6355181792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.00211745057">
                <text:p>2090.00211745057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4.203cm" style:legend-expansion="high" chart:style-name="ch2"/>
        <chart:plot-area chart:style-name="ch3" table:cell-range-address="Tabelle2.C2:Tabelle2.C20 Tabelle2.F1:Tabelle2.F20" chart:data-source-has-labels="row" svg:x="0.319cm" svg:y="0.18cm" svg:width="13.46cm" svg:height="8.645cm">
          <chartooo:coordinate-region svg:x="1.311cm" svg:y="0.379cm" svg:width="12.0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F2:Tabelle2.F20" chart:label-cell-address="Tabelle2.F1:Tabelle2.F1" chart:class="chart:scatter">
            <chart:domain table:cell-range-address="Tabelle2.C2:Tabelle2.C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Tabelle2.C2:Tabelle2.C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2">
                <text:p>12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4">
                <text:p>20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">
                <text:p>270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6">
                <text:p>29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6">
                <text:p>301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3">
                <text:p>305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8">
                <text:p>307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2">
                <text:p>31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7">
                <text:p>31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5">
                <text:p>313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7">
                <text:p>314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">
                <text:p>317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6">
                <text:p>317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1">
                <text:p>318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7">
                <text:p>318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6">
                <text:p>319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06cm" svg:y="3.952cm" style:legend-expansion="high" chart:style-name="ch2"/>
        <chart:plot-area chart:style-name="ch3" table:cell-range-address="Sheet3.A1:Sheet3.C16" chart:data-source-has-labels="row" svg:x="0.32cm" svg:y="0.18cm" svg:width="13.566cm" svg:height="8.64cm">
          <chartooo:coordinate-region svg:x="1.127cm" svg:y="0.379cm" svg:width="12.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16" chart:label-cell-address="Sheet3.B1:Sheet3.B1" chart:class="chart:scatter">
            <chart:domain table:cell-range-address="Sheet3.A2:Sheet3.A16"/>
            <chart:data-point chart:repeated="15"/>
          </chart:series>
          <chart:series chart:style-name="ch7" chart:values-cell-range-address="Sheet3.C2:Sheet3.C16" chart:label-cell-address="Sheet3.C1:Sheet3.C1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ux</text:p>
                <draw:g>
                  <svg:desc>Sheet3.B1:Sheet3.B1</svg:desc>
                </draw:g>
              </table:table-cell>
              <table:table-cell office:value-type="string">
                <text:p>l(f)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Sheet3.A2:Sheet3.A16</svg:desc>
                </draw:g>
              </table:table-cell>
              <table:table-cell office:value-type="float" office:value="0">
                <text:p>0</text:p>
                <draw:g>
                  <svg:desc>Sheet3.B2:Sheet3.B16</svg:desc>
                </draw:g>
              </table:table-cell>
              <table:table-cell office:value-type="float" office:value="0.0107250150134917">
                <text:p>0.0107250150134917</text:p>
                <draw:g>
                  <svg:desc>Sheet3.C2:Sheet3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63">
                <text:p>63</text:p>
              </table:table-cell>
              <table:table-cell office:value-type="float" office:value="69.1807715846565">
                <text:p>69.180771584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">
                <text:p>2.26</text:p>
              </table:table-cell>
              <table:table-cell office:value-type="float" office:value="90">
                <text:p>90</text:p>
              </table:table-cell>
              <table:table-cell office:value-type="float" office:value="96.473906811877">
                <text:p>96.47390681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154">
                <text:p>154</text:p>
              </table:table-cell>
              <table:table-cell office:value-type="float" office:value="157.742100627681">
                <text:p>157.742100627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">
                <text:p>3.12</text:p>
              </table:table-cell>
              <table:table-cell office:value-type="float" office:value="235">
                <text:p>235</text:p>
              </table:table-cell>
              <table:table-cell office:value-type="float" office:value="235.33297915798">
                <text:p>235.33297915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">
                <text:p>3.52</text:p>
              </table:table-cell>
              <table:table-cell office:value-type="float" office:value="330">
                <text:p>330</text:p>
              </table:table-cell>
              <table:table-cell office:value-type="float" office:value="325.961262485743">
                <text:p>325.961262485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">
                <text:p>3.93</text:p>
              </table:table-cell>
              <table:table-cell office:value-type="float" office:value="442">
                <text:p>442</text:p>
              </table:table-cell>
              <table:table-cell office:value-type="float" office:value="442.010876256089">
                <text:p>442.010876256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">
                <text:p>4.35</text:p>
              </table:table-cell>
              <table:table-cell office:value-type="float" office:value="565">
                <text:p>565</text:p>
              </table:table-cell>
              <table:table-cell office:value-type="float" office:value="591.342497942512">
                <text:p>591.342497942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740">
                <text:p>740</text:p>
              </table:table-cell>
              <table:table-cell office:value-type="float" office:value="794.590223444487">
                <text:p>794.59022344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">
                <text:p>5.08</text:p>
              </table:table-cell>
              <table:table-cell office:value-type="float" office:value="880">
                <text:p>880</text:p>
              </table:table-cell>
              <table:table-cell office:value-type="float" office:value="948.889589074757">
                <text:p>948.88958907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5">
                <text:p>5.35</text:p>
              </table:table-cell>
              <table:table-cell office:value-type="float" office:value="1026">
                <text:p>1026</text:p>
              </table:table-cell>
              <table:table-cell office:value-type="float" office:value="1121.92720643643">
                <text:p>1121.927206436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">
                <text:p>5.7</text:p>
              </table:table-cell>
              <table:table-cell office:value-type="float" office:value="1250">
                <text:p>1250</text:p>
              </table:table-cell>
              <table:table-cell office:value-type="float" office:value="1388.03972899676">
                <text:p>1388.039728996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2">
                <text:p>5.92</text:p>
              </table:table-cell>
              <table:table-cell office:value-type="float" office:value="1488">
                <text:p>1488</text:p>
              </table:table-cell>
              <table:table-cell office:value-type="float" office:value="1583.4744478978">
                <text:p>1583.4744478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2">
                <text:p>6.12</text:p>
              </table:table-cell>
              <table:table-cell office:value-type="float" office:value="1708">
                <text:p>1708</text:p>
              </table:table-cell>
              <table:table-cell office:value-type="float" office:value="1782.84372761016">
                <text:p>1782.8437276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">
                <text:p>6.21</text:p>
              </table:table-cell>
              <table:table-cell office:value-type="float" office:value="1880">
                <text:p>1880</text:p>
              </table:table-cell>
              <table:table-cell office:value-type="float" office:value="1879.95867052955">
                <text:p>1879.95867052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